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paragraph-rsid="0013ab3b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13ab3b"/>
    </style:style>
    <style:style style:name="P3" style:family="paragraph" style:parent-style-name="Standard" style:list-style-name="L1">
      <style:text-properties fo:font-size="15pt" officeooo:paragraph-rsid="0013ab3b" style:font-size-asian="15pt" style:font-size-complex="15pt"/>
    </style:style>
    <style:style style:name="P4" style:family="paragraph" style:parent-style-name="Standard">
      <style:text-properties fo:font-size="15pt" officeooo:paragraph-rsid="0013ab3b" style:font-size-asian="15pt" style:font-size-complex="15pt"/>
    </style:style>
    <style:style style:name="T1" style:family="text">
      <style:text-properties officeooo:rsid="0013ab3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teurs / <text:span text:style-name="T1">feuilles émargement/ séquence</text:span></text:p>
      <text:p text:style-name="P2"/>
      <text:list xml:id="list878981214" text:style-name="L1">
        <text:list-item>
          <text:p text:style-name="P3">vérifie planning</text:p>
        </text:list-item>
        <text:list-item>
          <text:p text:style-name="P3">vérifie promotion</text:p>
        </text:list-item>
        <text:list-item>
          <text:p text:style-name="P3">vérifie présence et absence</text:p>
        </text:list-item>
        <text:list-item>
          <text:p text:style-name="P3">fait signer feuille émargement</text:p>
        </text:list-item>
        <text:list-item>
          <text:p text:style-name="P3">donne feuille émargement à la CDP</text:p>
          <text:p text:style-name="P3"/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5:26:56.829326032</meta:creation-date>
    <dc:date>2020-07-23T15:28:07.531967566</dc:date>
    <meta:editing-duration>PT1M11S</meta:editing-duration>
    <meta:editing-cycles>1</meta:editing-cycles>
    <meta:document-statistic meta:table-count="0" meta:image-count="0" meta:object-count="0" meta:page-count="1" meta:paragraph-count="6" meta:word-count="28" meta:character-count="175" meta:non-whitespace-character-count="158"/>
    <meta:generator>LibreOffice/6.4.4.2$Linux_X86_64 LibreOffice_project/40$Build-2</meta:generator>
  </office:meta>
</office:document-meta>
</file>